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023d02" officeooo:paragraph-rsid="00023d02"/>
    </style:style>
    <style:style style:name="P2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3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4" style:family="paragraph" style:parent-style-name="Preformatted_20_Text">
      <style:paragraph-properties style:writing-mode="lr-tb"/>
    </style:style>
    <style:style style:name="P5" style:family="paragraph" style:parent-style-name="Preformatted_20_Text">
      <style:paragraph-properties fo:margin-top="0in" fo:margin-bottom="0.1965in" style:contextual-spacing="false" style:writing-mode="lr-tb"/>
    </style:style>
    <style:style style:name="P6" style:family="paragraph" style:parent-style-name="Standard">
      <style:text-properties officeooo:rsid="00023d02" officeooo:paragraph-rsid="00023d0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🚀 <text:span text:style-name="Strong_20_Emphasis">Bridge AI — API Testing Documentation</text:span></text:h>
      <text:p text:style-name="Text_20_body"><text:span text:style-name="Strong_20_Emphasis">Base URL:</text:span> <text:span text:style-name="Source_20_Text">http://127.0.0.1:8001/api/v1</text:span><text:line-break/><text:span text:style-name="Strong_20_Emphasis">Environment:</text:span> Local Development<text:line-break/><text:span text:style-name="Strong_20_Emphasis">Authentication:</text:span> JWT (Access Token)<text:line-break/><text:span text:style-name="Strong_20_Emphasis">Tested Using:</text:span> Postman</text:p>
      <text:p text:style-name="Horizontal_20_Line"/>
      <text:h text:style-name="Heading_20_2" text:outline-level="2">🧩 <text:span text:style-name="Strong_20_Emphasis">1. Signup</text:span></text:h>
      <text:p text:style-name="Text_20_body"><text:span text:style-name="Strong_20_Emphasis">Endpoint:</text:span><text:line-break/><text:span text:style-name="Source_20_Text">POST /signup</text:span></text:p>
      <text:p text:style-name="Text_20_body"><text:span text:style-name="Strong_20_Emphasis">Description:</text:span><text:line-break/>Creates a new user account and sends verification email.</text:p>
      <text:p text:style-name="Text_20_body"><text:span text:style-name="Strong_20_Emphasis">Request Body (JSON):</text:span></text:p>
      <text:p text:style-name="P2"><text:span text:style-name="Source_20_Text">{</text:span></text:p>
      <text:p text:style-name="P4"><text:span text:style-name="Source_20_Text"><text:s text:c="2"/>"email": "ankit.mishra@atlanticksolutions.com",</text:span></text:p>
      <text:p text:style-name="P4"><text:span text:style-name="Source_20_Text"><text:s text:c="2"/>"password": "Pass@123"</text:span></text:p>
      <text:p text:style-name="P5"><text:span text:style-name="Source_20_Text">}</text:span></text:p>
      <text:p text:style-name="Text_20_body"><text:span text:style-name="Strong_20_Emphasis">Response:</text:span></text:p>
      <text:p text:style-name="P2"><text:span text:style-name="Source_20_Text">{</text:span></text:p>
      <text:p text:style-name="P4"><text:span text:style-name="Source_20_Text"><text:s text:c="2"/>"message": "Data stored successfully, verification email sent."</text:span></text:p>
      <text:p text:style-name="P5"><text:span text:style-name="Source_20_Text">}</text:span></text:p>
      <text:p text:style-name="Text_20_body">✅ <text:span text:style-name="Strong_20_Emphasis">Status:</text:span> 200 OK — Success</text:p>
      <text:p text:style-name="Horizontal_20_Line"/>
      <text:h text:style-name="Heading_20_2" text:outline-level="2">📨 <text:span text:style-name="Strong_20_Emphasis">2. Email Verification</text:span></text:h>
      <text:p text:style-name="Text_20_body"><text:span text:style-name="Strong_20_Emphasis">Endpoint:</text:span><text:line-break/><text:span text:style-name="Source_20_Text">POST /verify-email</text:span></text:p>
      <text:p text:style-name="Text_20_body"><text:span text:style-name="Strong_20_Emphasis">Request Body:</text:span></text:p>
      <text:p text:style-name="P2"><text:span text:style-name="Source_20_Text">{</text:span></text:p>
      <text:p text:style-name="P4"><text:span text:style-name="Source_20_Text"><text:s text:c="2"/>"email": "ankit.mishra@atlanticksolutions.com",</text:span></text:p>
      <text:p text:style-name="P4"><text:span text:style-name="Source_20_Text"><text:s text:c="2"/>"code": "899296"</text:span></text:p>
      <text:p text:style-name="P5"><text:span text:style-name="Source_20_Text">}</text:span></text:p>
      <text:p text:style-name="Text_20_body"><text:span text:style-name="Strong_20_Emphasis">Response:</text:span></text:p>
      <text:p text:style-name="P2"><text:span text:style-name="Source_20_Text">{</text:span></text:p>
      <text:p text:style-name="P4"><text:span text:style-name="Source_20_Text"><text:s text:c="2"/>"message": "Email verified successfully"</text:span></text:p>
      <text:p text:style-name="P5"><text:span text:style-name="Source_20_Text">}</text:span></text:p>
      <text:p text:style-name="Text_20_body">✅ <text:span text:style-name="Strong_20_Emphasis">Status:</text:span> 200 OK — Success</text:p>
      <text:p text:style-name="Horizontal_20_Line"/>
      <text:h text:style-name="Heading_20_2" text:outline-level="2"><text:soft-page-break/>👤 <text:span text:style-name="Strong_20_Emphasis">3. Get Current Logged-In User</text:span></text:h>
      <text:p text:style-name="Text_20_body"><text:span text:style-name="Strong_20_Emphasis">Endpoint:</text:span><text:line-break/><text:span text:style-name="Source_20_Text">GET /me</text:span></text:p>
      <text:p text:style-name="Text_20_body"><text:span text:style-name="Strong_20_Emphasis">Headers:</text:span></text:p>
      <text:p text:style-name="P3"><text:span text:style-name="Source_20_Text">Authorization: Bearer &lt;ACCESS_TOKEN&gt;</text:span></text:p>
      <text:p text:style-name="Text_20_body"><text:span text:style-name="Strong_20_Emphasis">Response:</text:span></text:p>
      <text:p text:style-name="P2"><text:span text:style-name="Source_20_Text">{</text:span></text:p>
      <text:p text:style-name="P4"><text:span text:style-name="Source_20_Text"><text:s text:c="2"/>"id": "cmhkkdmn70000k1i6wpc628to",</text:span></text:p>
      <text:p text:style-name="P4"><text:span text:style-name="Source_20_Text"><text:s text:c="2"/>"email": "ankit.mishra@atlanticksolutions.com",</text:span></text:p>
      <text:p text:style-name="P4"><text:span text:style-name="Source_20_Text"><text:s text:c="2"/>"name": "Ankit Mishra",</text:span></text:p>
      <text:p text:style-name="P4"><text:span text:style-name="Source_20_Text"><text:s text:c="2"/>"phone": "9098821587",</text:span></text:p>
      <text:p text:style-name="P4"><text:span text:style-name="Source_20_Text"><text:s text:c="2"/>"subscriptionType": "free",</text:span></text:p>
      <text:p text:style-name="P4"><text:span text:style-name="Source_20_Text"><text:s text:c="2"/>"billingCycle": "none",</text:span></text:p>
      <text:p text:style-name="P4"><text:span text:style-name="Source_20_Text"><text:s text:c="2"/>"availableCredits": 0</text:span></text:p>
      <text:p text:style-name="P5"><text:span text:style-name="Source_20_Text">}</text:span></text:p>
      <text:p text:style-name="Text_20_body">✅ <text:span text:style-name="Strong_20_Emphasis">Status:</text:span> 200 OK — Success</text:p>
      <text:p text:style-name="Horizontal_20_Line"/>
      <text:h text:style-name="Heading_20_2" text:outline-level="2">💳 <text:span text:style-name="Strong_20_Emphasis">4. Subscription Details</text:span></text:h>
      <text:p text:style-name="Text_20_body"><text:span text:style-name="Strong_20_Emphasis">Endpoint:</text:span><text:line-break/><text:span text:style-name="Source_20_Text">GET /subscription</text:span></text:p>
      <text:p text:style-name="Text_20_body"><text:span text:style-name="Strong_20_Emphasis">Headers:</text:span></text:p>
      <text:p text:style-name="P3"><text:span text:style-name="Source_20_Text">Authorization: Bearer &lt;ACCESS_TOKEN&gt;</text:span></text:p>
      <text:p text:style-name="Text_20_body"><text:span text:style-name="Strong_20_Emphasis">Response:</text:span></text:p>
      <text:p text:style-name="P2"><text:span text:style-name="Source_20_Text">{</text:span></text:p>
      <text:p text:style-name="P4"><text:span text:style-name="Source_20_Text"><text:s text:c="2"/>"subscription_type": "free",</text:span></text:p>
      <text:p text:style-name="P4"><text:span text:style-name="Source_20_Text"><text:s text:c="2"/>"billing_cycle": "none",</text:span></text:p>
      <text:p text:style-name="P4"><text:span text:style-name="Source_20_Text"><text:s text:c="2"/>"available_credits": 0,</text:span></text:p>
      <text:p text:style-name="P4"><text:span text:style-name="Source_20_Text"><text:s text:c="2"/>"last_credit_reset": null</text:span></text:p>
      <text:p text:style-name="P5"><text:span text:style-name="Source_20_Text">}</text:span></text:p>
      <text:p text:style-name="Text_20_body">✅ <text:span text:style-name="Strong_20_Emphasis">Status:</text:span> 200 OK — Success</text:p>
      <text:p text:style-name="Horizontal_20_Line"/>
      <text:h text:style-name="Heading_20_2" text:outline-level="2">🔑 <text:span text:style-name="Strong_20_Emphasis">5. Forgot Password</text:span></text:h>
      <text:p text:style-name="Text_20_body"><text:span text:style-name="Strong_20_Emphasis">Endpoint:</text:span><text:line-break/><text:span text:style-name="Source_20_Text">POST /forgot-password</text:span></text:p>
      <text:p text:style-name="Text_20_body"><text:span text:style-name="Strong_20_Emphasis">Request:</text:span></text:p>
      <text:p text:style-name="P2"><text:span text:style-name="Source_20_Text">{</text:span></text:p>
      <text:p text:style-name="P4"><text:span text:style-name="Source_20_Text"><text:s text:c="2"/>"email": "ankit.mishra@atlanticksolutions.com"</text:span></text:p>
      <text:p text:style-name="P5"><text:span text:style-name="Source_20_Text">}</text:span></text:p>
      <text:p text:style-name="Text_20_body"><text:soft-page-break/><text:span text:style-name="Strong_20_Emphasis">Response:</text:span></text:p>
      <text:p text:style-name="P2"><text:span text:style-name="Source_20_Text">{</text:span></text:p>
      <text:p text:style-name="P4"><text:span text:style-name="Source_20_Text"><text:s text:c="2"/>"message": "Password change verification code sent to ankit.mishra@atlanticksolutions.com"</text:span></text:p>
      <text:p text:style-name="P5"><text:span text:style-name="Source_20_Text">}</text:span></text:p>
      <text:p text:style-name="Text_20_body">✅ <text:span text:style-name="Strong_20_Emphasis">Status:</text:span> 200 OK — Success</text:p>
      <text:p text:style-name="Horizontal_20_Line"/>
      <text:h text:style-name="Heading_20_2" text:outline-level="2">🔐 <text:span text:style-name="Strong_20_Emphasis">6. Reset Password</text:span></text:h>
      <text:p text:style-name="Text_20_body"><text:span text:style-name="Strong_20_Emphasis">Endpoint:</text:span><text:line-break/><text:span text:style-name="Source_20_Text">POST /reset-password</text:span></text:p>
      <text:p text:style-name="Text_20_body"><text:span text:style-name="Strong_20_Emphasis">Request:</text:span></text:p>
      <text:p text:style-name="P2"><text:span text:style-name="Source_20_Text">{</text:span></text:p>
      <text:p text:style-name="P4"><text:span text:style-name="Source_20_Text"><text:s text:c="2"/>"email": "ankit.mishra@atlanticksolutions.com",</text:span></text:p>
      <text:p text:style-name="P4"><text:span text:style-name="Source_20_Text"><text:s text:c="2"/>"verification_code": "451508",</text:span></text:p>
      <text:p text:style-name="P4"><text:span text:style-name="Source_20_Text"><text:s text:c="2"/>"new_password": "Ankit@123",</text:span></text:p>
      <text:p text:style-name="P4"><text:span text:style-name="Source_20_Text"><text:s text:c="2"/>"confirm_password": "Ankit@123"</text:span></text:p>
      <text:p text:style-name="P5"><text:span text:style-name="Source_20_Text">}</text:span></text:p>
      <text:p text:style-name="Text_20_body"><text:span text:style-name="Strong_20_Emphasis">Response:</text:span></text:p>
      <text:p text:style-name="P2"><text:span text:style-name="Source_20_Text">{</text:span></text:p>
      <text:p text:style-name="P4"><text:span text:style-name="Source_20_Text"><text:s text:c="2"/>"message": "Password reset successfully"</text:span></text:p>
      <text:p text:style-name="P5"><text:span text:style-name="Source_20_Text">}</text:span></text:p>
      <text:p text:style-name="Text_20_body">✅ <text:span text:style-name="Strong_20_Emphasis">Status:</text:span> 200 OK — Success</text:p>
      <text:p text:style-name="Horizontal_20_Line"/>
      <text:h text:style-name="Heading_20_2" text:outline-level="2">🧾 <text:span text:style-name="Strong_20_Emphasis">7. Update Profile</text:span></text:h>
      <text:p text:style-name="Text_20_body"><text:span text:style-name="Strong_20_Emphasis">Endpoint:</text:span><text:line-break/><text:span text:style-name="Source_20_Text">PUT /update-profile</text:span></text:p>
      <text:p text:style-name="Text_20_body"><text:span text:style-name="Strong_20_Emphasis">Headers:</text:span></text:p>
      <text:p text:style-name="P2"><text:span text:style-name="Source_20_Text">Authorization: Bearer &lt;ACCESS_TOKEN&gt;</text:span></text:p>
      <text:p text:style-name="P5"><text:span text:style-name="Source_20_Text">Content-Type: multipart/form-data</text:span></text:p>
      <text:p text:style-name="Text_20_body"><text:span text:style-name="Strong_20_Emphasis">Form Data:</text:span></text:p>
      <text:p text:style-name="P2"><text:span text:style-name="Source_20_Text">name: Ankit Mishra</text:span></text:p>
      <text:p text:style-name="P5"><text:span text:style-name="Source_20_Text">phone: 9098821587</text:span></text:p>
      <text:p text:style-name="Text_20_body"><text:span text:style-name="Strong_20_Emphasis">Response:</text:span></text:p>
      <text:p text:style-name="P2"><text:span text:style-name="Source_20_Text">{</text:span></text:p>
      <text:p text:style-name="P4"><text:span text:style-name="Source_20_Text"><text:s text:c="2"/>"id": "cmhkkdmn70000k1i6wpc628to",</text:span></text:p>
      <text:p text:style-name="P4"><text:span text:style-name="Source_20_Text"><text:s text:c="2"/>"email": "ankit.mishra@atlanticksolutions.com",</text:span></text:p>
      <text:p text:style-name="P4"><text:span text:style-name="Source_20_Text"><text:s text:c="2"/>"name": "Ankit Mishra",</text:span></text:p>
      <text:p text:style-name="P4"><text:span text:style-name="Source_20_Text"><text:s text:c="2"/>"phone": "9098821587",</text:span></text:p>
      <text:p text:style-name="P4"><text:span text:style-name="Source_20_Text"><text:s text:c="2"/>"subscriptionType": "free",</text:span></text:p>
      <text:p text:style-name="P4"><text:span text:style-name="Source_20_Text"><text:s text:c="2"/>"billingCycle": "none"</text:span></text:p>
      <text:p text:style-name="P5"><text:soft-page-break/><text:span text:style-name="Source_20_Text">}</text:span></text:p>
      <text:p text:style-name="Text_20_body">✅ <text:span text:style-name="Strong_20_Emphasis">Status:</text:span> 200 OK — Success</text:p>
      <text:p text:style-name="Horizontal_20_Line"/>
      <text:h text:style-name="Heading_20_2" text:outline-level="2">♻️ <text:span text:style-name="Strong_20_Emphasis">8. Refresh Token</text:span></text:h>
      <text:p text:style-name="Text_20_body"><text:span text:style-name="Strong_20_Emphasis">Endpoint:</text:span><text:line-break/><text:span text:style-name="Source_20_Text">POST /token/refresh</text:span></text:p>
      <text:p text:style-name="Text_20_body"><text:span text:style-name="Strong_20_Emphasis">Request:</text:span></text:p>
      <text:p text:style-name="P2"><text:span text:style-name="Source_20_Text">{</text:span></text:p>
      <text:p text:style-name="P4"><text:span text:style-name="Source_20_Text"><text:s text:c="2"/>"refresh_token": "&lt;YOUR_REFRESH_TOKEN&gt;"</text:span></text:p>
      <text:p text:style-name="P5"><text:span text:style-name="Source_20_Text">}</text:span></text:p>
      <text:p text:style-name="Text_20_body"><text:span text:style-name="Strong_20_Emphasis">Response:</text:span></text:p>
      <text:p text:style-name="P2"><text:span text:style-name="Source_20_Text">{</text:span></text:p>
      <text:p text:style-name="P4"><text:span text:style-name="Source_20_Text"><text:s text:c="2"/>"access_token": "&lt;NEW_ACCESS_TOKEN&gt;",</text:span></text:p>
      <text:p text:style-name="P4"><text:span text:style-name="Source_20_Text"><text:s text:c="2"/>"token_type": "bearer",</text:span></text:p>
      <text:p text:style-name="P4"><text:span text:style-name="Source_20_Text"><text:s text:c="2"/>"user": {</text:span></text:p>
      <text:p text:style-name="P4"><text:span text:style-name="Source_20_Text"><text:s text:c="4"/>"email": "ankit.mishra@atlanticksolutions.com",</text:span></text:p>
      <text:p text:style-name="P4"><text:span text:style-name="Source_20_Text"><text:s text:c="4"/>"name": "Ankit Mishra"</text:span></text:p>
      <text:p text:style-name="P4"><text:span text:style-name="Source_20_Text"><text:s text:c="2"/>}</text:span></text:p>
      <text:p text:style-name="P5"><text:span text:style-name="Source_20_Text">}</text:span></text:p>
      <text:p text:style-name="Text_20_body">✅ <text:span text:style-name="Strong_20_Emphasis">Status:</text:span> 200 OK — Success</text:p>
      <text:p text:style-name="Horizontal_20_Line"/>
      <text:h text:style-name="Heading_20_2" text:outline-level="2">🌐 <text:span text:style-name="Strong_20_Emphasis">9. Create New Website Scan</text:span></text:h>
      <text:p text:style-name="Text_20_body"><text:span text:style-name="Strong_20_Emphasis">Endpoint:</text:span><text:line-break/><text:span text:style-name="Source_20_Text">POST /scan</text:span></text:p>
      <text:p text:style-name="Text_20_body"><text:span text:style-name="Strong_20_Emphasis">Request:</text:span></text:p>
      <text:p text:style-name="P2"><text:span text:style-name="Source_20_Text">{</text:span></text:p>
      <text:p text:style-name="P4"><text:span text:style-name="Source_20_Text"><text:s text:c="2"/>"url": "https://portfolio-website-flame-xi-26.vercel.app"</text:span></text:p>
      <text:p text:style-name="P5"><text:span text:style-name="Source_20_Text">}</text:span></text:p>
      <text:p text:style-name="Text_20_body"><text:span text:style-name="Strong_20_Emphasis">Response:</text:span></text:p>
      <text:p text:style-name="P2"><text:span text:style-name="Source_20_Text">{</text:span></text:p>
      <text:p text:style-name="P4"><text:span text:style-name="Source_20_Text"><text:s text:c="2"/>"id": "cmhlntf6600031vtoysgxw9zq",</text:span></text:p>
      <text:p text:style-name="P4"><text:span text:style-name="Source_20_Text"><text:s text:c="2"/>"status": "pending"</text:span></text:p>
      <text:p text:style-name="P5"><text:span text:style-name="Source_20_Text">}</text:span></text:p>
      <text:p text:style-name="Text_20_body">✅ <text:span text:style-name="Strong_20_Emphasis">Status:</text:span> 200 OK — Success</text:p>
      <text:p text:style-name="Horizontal_20_Line"/>
      <text:h text:style-name="Heading_20_2" text:outline-level="2">🧭 <text:span text:style-name="Strong_20_Emphasis">10. Get Scan Result by ID</text:span></text:h>
      <text:p text:style-name="Text_20_body"><text:span text:style-name="Strong_20_Emphasis">Endpoint:</text:span><text:line-break/><text:span text:style-name="Source_20_Text">GET /scan/{scan_id}</text:span></text:p>
      <text:p text:style-name="Text_20_body"><text:soft-page-break/><text:span text:style-name="Strong_20_Emphasis">Example:</text:span><text:line-break/><text:span text:style-name="Source_20_Text">GET /scan/cmhlntf6600031vtoysgxw9zq</text:span></text:p>
      <text:p text:style-name="Text_20_body"><text:span text:style-name="Strong_20_Emphasis">Response:</text:span></text:p>
      <text:p text:style-name="P2"><text:span text:style-name="Source_20_Text">{</text:span></text:p>
      <text:p text:style-name="P4"><text:span text:style-name="Source_20_Text"><text:s text:c="2"/>"id": "cmhlntf6600031vtoysgxw9zq",</text:span></text:p>
      <text:p text:style-name="P4"><text:span text:style-name="Source_20_Text"><text:s text:c="2"/>"status": "completed",</text:span></text:p>
      <text:p text:style-name="P4"><text:span text:style-name="Source_20_Text"><text:s text:c="2"/>"report": { "pillar_scores": {...}, "recommendations": [...] }</text:span></text:p>
      <text:p text:style-name="P5"><text:span text:style-name="Source_20_Text">}</text:span></text:p>
      <text:p text:style-name="Text_20_body">✅ <text:span text:style-name="Strong_20_Emphasis">Status:</text:span> 200 OK — Success</text:p>
      <text:p text:style-name="Horizontal_20_Line"/>
      <text:h text:style-name="Heading_20_2" text:outline-level="2">📚 <text:span text:style-name="Strong_20_Emphasis">11. Get All Scans</text:span></text:h>
      <text:p text:style-name="Text_20_body"><text:span text:style-name="Strong_20_Emphasis">Endpoint:</text:span><text:line-break/><text:span text:style-name="Source_20_Text">GET /scans</text:span></text:p>
      <text:p text:style-name="Text_20_body"><text:span text:style-name="Strong_20_Emphasis">Response:</text:span><text:line-break/>List of all scans stored in the database.</text:p>
      <text:p text:style-name="Text_20_body">✅ <text:span text:style-name="Strong_20_Emphasis">Status:</text:span> 200 OK — Success</text:p>
      <text:p text:style-name="Horizontal_20_Line"/>
      <text:h text:style-name="Heading_20_2" text:outline-level="2">💰 <text:span text:style-name="Strong_20_Emphasis">12. Create Subscription</text:span></text:h>
      <text:p text:style-name="Text_20_body"><text:span text:style-name="Strong_20_Emphasis">Endpoint:</text:span><text:line-break/><text:span text:style-name="Source_20_Text">POST /create-subscription</text:span></text:p>
      <text:p text:style-name="Text_20_body"><text:span text:style-name="Strong_20_Emphasis">Request:</text:span></text:p>
      <text:p text:style-name="P2"><text:span text:style-name="Source_20_Text">{</text:span></text:p>
      <text:p text:style-name="P4"><text:span text:style-name="Source_20_Text"><text:s text:c="2"/>"plan_type": "pro",</text:span></text:p>
      <text:p text:style-name="P4"><text:span text:style-name="Source_20_Text"><text:s text:c="2"/>"billing_cycle": "yearly"</text:span></text:p>
      <text:p text:style-name="P5"><text:span text:style-name="Source_20_Text">}</text:span></text:p>
      <text:p text:style-name="Text_20_body"><text:span text:style-name="Strong_20_Emphasis">Response (example):</text:span></text:p>
      <text:p text:style-name="P2"><text:span text:style-name="Source_20_Text">{</text:span></text:p>
      <text:p text:style-name="P4"><text:span text:style-name="Source_20_Text"><text:s text:c="2"/>"message": "Subscription created successfully",</text:span></text:p>
      <text:p text:style-name="P4"><text:span text:style-name="Source_20_Text"><text:s text:c="2"/>"razorpay_order_id": "order_LyA1234xyz",</text:span></text:p>
      <text:p text:style-name="P4"><text:span text:style-name="Source_20_Text"><text:s text:c="2"/>"plan_type": "pro",</text:span></text:p>
      <text:p text:style-name="P4"><text:span text:style-name="Source_20_Text"><text:s text:c="2"/>"billing_cycle": "yearly"</text:span></text:p>
      <text:p text:style-name="P5"><text:span text:style-name="Source_20_Text">}</text:span></text:p>
      <text:p text:style-name="Text_20_body">✅ <text:span text:style-name="Strong_20_Emphasis">Status:</text:span> 200 OK — Success</text:p>
      <text:p text:style-name="Horizontal_20_Line"/>
      <text:h text:style-name="Heading_20_2" text:outline-level="2">🔔 <text:span text:style-name="Strong_20_Emphasis">13. Razorpay Webhook (Subscription Activated)</text:span></text:h>
      <text:p text:style-name="Text_20_body"><text:span text:style-name="Strong_20_Emphasis">Endpoint:</text:span><text:line-break/><text:span text:style-name="Source_20_Text">POST /razorpay-webhook</text:span></text:p>
      <text:p text:style-name="Text_20_body"><text:soft-page-break/><text:span text:style-name="Strong_20_Emphasis">Headers:</text:span></text:p>
      <text:p text:style-name="P2"><text:span text:style-name="Source_20_Text">X-Razorpay-Signature: &lt;computed-signature&gt;</text:span></text:p>
      <text:p text:style-name="P5"><text:span text:style-name="Source_20_Text">Content-Type: application/json</text:span></text:p>
      <text:p text:style-name="Text_20_body"><text:span text:style-name="Strong_20_Emphasis">Body:</text:span></text:p>
      <text:p text:style-name="P2"><text:span text:style-name="Source_20_Text">{</text:span></text:p>
      <text:p text:style-name="P4"><text:span text:style-name="Source_20_Text"><text:s text:c="2"/>"event": "subscription.activated",</text:span></text:p>
      <text:p text:style-name="P4"><text:span text:style-name="Source_20_Text"><text:s text:c="2"/>"payload": {</text:span></text:p>
      <text:p text:style-name="P4"><text:span text:style-name="Source_20_Text"><text:s text:c="4"/>"subscription": {</text:span></text:p>
      <text:p text:style-name="P4"><text:span text:style-name="Source_20_Text"><text:s text:c="6"/>"entity": {</text:span></text:p>
      <text:p text:style-name="P4"><text:span text:style-name="Source_20_Text"><text:s text:c="8"/>"id": "sub_1234567890abcdef",</text:span></text:p>
      <text:p text:style-name="P4"><text:span text:style-name="Source_20_Text"><text:s text:c="8"/>"status": "active"</text:span></text:p>
      <text:p text:style-name="P4"><text:span text:style-name="Source_20_Text"><text:s text:c="6"/>}</text:span></text:p>
      <text:p text:style-name="P4"><text:span text:style-name="Source_20_Text"><text:s text:c="4"/>}</text:span></text:p>
      <text:p text:style-name="P4"><text:span text:style-name="Source_20_Text"><text:s text:c="2"/>}</text:span></text:p>
      <text:p text:style-name="P5"><text:span text:style-name="Source_20_Text">}</text:span></text:p>
      <text:p text:style-name="Text_20_body">✅ <text:span text:style-name="Strong_20_Emphasis">Expected Status:</text:span> 200 OK<text:line-break/>❌ <text:span text:style-name="Strong_20_Emphasis">If 400:</text:span> Signature verification failed</text:p>
      <text:p text:style-name="Horizontal_20_Line"/>
      <text:h text:style-name="Heading_20_2" text:outline-level="2"><text:span text:style-name="Source_20_Text"/></text:h>
      <text:p text:style-name="Text_20_body">✅ The webhook will return:</text:p>
      <text:p text:style-name="P3"><text:span text:style-name="Source_20_Text">200 OK — Webhook verified successfully!</text:span>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6T12:09:09.451179477</meta:creation-date>
    <dc:date>2025-11-06T17:00:05.849207634</dc:date>
    <meta:editing-duration>PT4H40M40S</meta:editing-duration>
    <meta:editing-cycles>1</meta:editing-cycles>
    <meta:document-statistic meta:table-count="0" meta:image-count="0" meta:object-count="0" meta:page-count="6" meta:paragraph-count="174" meta:word-count="446" meta:character-count="3815" meta:non-whitespace-character-count="3385"/>
    <meta:generator>LibreOffice/24.2.7.2$Linux_X86_64 LibreOffice_project/420$Build-2</meta:generator>
  </office:meta>
</office:document-meta>
</file>